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ListParagraph" style:list-style-name="LFO4" style:family="paragraph"/>
    <style:style style:name="P6" style:parent-style-name="ListParagraph" style:list-style-name="LFO4" style:family="paragraph"/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ListParagraph" style:list-style-name="LFO3" style:family="paragraph"/>
    <style:style style:name="P9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</office:automatic-styles>
  <office:body>
    <office:text text:use-soft-page-breaks="true">
      <text:p text:style-name="P1">Design Notes Master</text:p>
      <text:p text:style-name="P2"/>
      <text:p text:style-name="P3">Theme</text:p>
      <text:p text:style-name="P4">Real/Fantasy</text:p>
      <text:list text:style-name="LFO4" text:continue-numbering="true">
        <text:list-item>
          <text:p text:style-name="P5">Dungeon Bunker</text:p>
        </text:list-item>
        <text:list-item>
          <text:p text:style-name="P6">Tomb Raider</text:p>
        </text:list-item>
      </text:list>
      <text:p text:style-name="P7">Sci-Fi</text:p>
      <text:list text:style-name="LFO3" text:continue-numbering="true">
        <text:list-item>
          <text:p text:style-name="P8">Simulation</text:p>
        </text:list-item>
      </text:list>
      <text:p text:style-name="Normal"/>
      <text:p text:style-name="P9">Style</text:p>
      <text:list text:style-name="LFO1" text:continue-numbering="true">
        <text:list-item>
          <text:p text:style-name="P10">Low Poly</text:p>
        </text:list-item>
        <text:list-item>
          <text:p text:style-name="P11">3D Platformer</text:p>
        </text:list-item>
        <text:list-item>
          <text:p text:style-name="P12">Puzzle?</text:p>
        </text:list-item>
        <text:list-item>
          <text:p text:style-name="P13">Tasks implemented e.g.<text:s/>Complete room in certain time</text:p>
        </text:list-item>
        <text:list-item>
          <text:p text:style-name="P14">Movement using a grappling hook</text:p>
        </text:list-item>
        <text:list-item>
          <text:p text:style-name="P15">Single Player<text:s/></text:p>
        </text:list-item>
      </text:list>
      <text:p text:style-name="P16"/>
      <text:p text:style-name="P17">Risks</text:p>
      <text:list text:style-name="LFO2" text:continue-numbering="true">
        <text:list-item>
          <text:p text:style-name="P18">Patrolling enemies</text:p>
        </text:list-item>
        <text:list-item>
          <text:p text:style-name="P19">Lethal Projectiles</text:p>
        </text:list-item>
        <text:list-item>
          <text:p text:style-name="P20">Timed Environmental Hazards</text:p>
        </text:list-item>
        <text:list-item>
          <text:p text:style-name="P21">Bottomless Pit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yle bodin</meta:initial-creator>
    <dc:creator>kyle bodin</dc:creator>
    <meta:creation-date>2019-02-05T19:41:00Z</meta:creation-date>
    <dc:date>2019-02-05T19:54:00Z</dc:date>
    <meta:template xlink:href="Normal" xlink:type="simple"/>
    <meta:editing-cycles>1</meta:editing-cycles>
    <meta:editing-duration>PT780S</meta:editing-duration>
    <meta:document-statistic meta:page-count="1" meta:paragraph-count="1" meta:word-count="46" meta:character-count="312" meta:row-count="2" meta:non-whitespace-character-count="267"/>
  </office:meta>
</office:document-meta>
</file>